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11171"/>
          <table:table-cell office:value-type="float" office:value="0.69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486.0"/>
          <table:table-cell office:value-type="float" office:value="49748.0"/>
          <table:table-cell office:value-type="float" office:value="166166.0"/>
          <table:table-cell office:value-type="float" office:value="136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19.0"/>
          <table:table-cell office:value-type="float" office:value="141467.0"/>
          <table:table-cell office:value-type="float" office:value="106804.0"/>
          <table:table-cell office:value-type="float" office:value="93991.0"/>
          <table:table-cell office:value-type="float" office:value="188751.0"/>
          <table:table-cell office:value-type="float" office:value="284.0"/>
          <table:table-cell office:value-type="float" office:value="1.02094"/>
          <table:table-cell office:value-type="float" office:value="0.63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694.0"/>
          <table:table-cell office:value-type="float" office:value="49757.0"/>
          <table:table-cell office:value-type="float" office:value="166197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19.0"/>
          <table:table-cell office:value-type="float" office:value="141467.0"/>
          <table:table-cell office:value-type="float" office:value="106804.0"/>
          <table:table-cell office:value-type="float" office:value="93991.0"/>
          <table:table-cell office:value-type="float" office:value="161525.0"/>
          <table:table-cell office:value-type="float" office:value="284.0"/>
          <table:table-cell office:value-type="float" office:value="0.581033"/>
          <table:table-cell office:value-type="float" office:value="0.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2.0"/>
          <table:table-cell office:value-type="float" office:value="18942.0"/>
          <table:table-cell office:value-type="float" office:value="65444.0"/>
          <table:table-cell office:value-type="float" office:value="101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278.0"/>
          <table:table-cell office:value-type="float" office:value="67886.0"/>
          <table:table-cell office:value-type="float" office:value="45739.0"/>
          <table:table-cell office:value-type="float" office:value="45279.0"/>
          <table:table-cell office:value-type="float" office:value="49320.0"/>
          <table:table-cell office:value-type="float" office:value="7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08289"/>
          <table:table-cell office:value-type="float" office:value="0.66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7.0"/>
          <table:table-cell office:value-type="float" office:value="49994.0"/>
          <table:table-cell office:value-type="float" office:value="167199.0"/>
          <table:table-cell office:value-type="float" office:value="134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25.0"/>
          <table:table-cell office:value-type="float" office:value="142015.0"/>
          <table:table-cell office:value-type="float" office:value="107074.0"/>
          <table:table-cell office:value-type="float" office:value="94379.0"/>
          <table:table-cell office:value-type="float" office:value="161575.0"/>
          <table:table-cell office:value-type="float" office:value="284.0"/>
          <table:table-cell office:value-type="float" office:value="1.01591"/>
          <table:table-cell office:value-type="float" office:value="0.66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542.0"/>
          <table:table-cell office:value-type="float" office:value="49985.0"/>
          <table:table-cell office:value-type="float" office:value="167168.0"/>
          <table:table-cell office:value-type="float" office:value="136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25.0"/>
          <table:table-cell office:value-type="float" office:value="142015.0"/>
          <table:table-cell office:value-type="float" office:value="107074.0"/>
          <table:table-cell office:value-type="float" office:value="94379.0"/>
          <table:table-cell office:value-type="float" office:value="188826.0"/>
          <table:table-cell office:value-type="float" office:value="284.0"/>
          <table:table-cell office:value-type="float" office:value="0.639035"/>
          <table:table-cell office:value-type="float" office:value="0.26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95.0"/>
          <table:table-cell office:value-type="float" office:value="2225.0"/>
          <table:table-cell office:value-type="float" office:value="19179.0"/>
          <table:table-cell office:value-type="float" office:value="66446.0"/>
          <table:table-cell office:value-type="float" office:value="105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384.0"/>
          <table:table-cell office:value-type="float" office:value="68434.0"/>
          <table:table-cell office:value-type="float" office:value="46009.0"/>
          <table:table-cell office:value-type="float" office:value="45667.0"/>
          <table:table-cell office:value-type="float" office:value="49370.0"/>
          <table:table-cell office:value-type="float" office:value="72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06885"/>
          <table:table-cell office:value-type="float" office:value="0.6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49884.0"/>
          <table:table-cell office:value-type="float" office:value="166722.0"/>
          <table:table-cell office:value-type="float" office:value="133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381.0"/>
          <table:table-cell office:value-type="float" office:value="141756.0"/>
          <table:table-cell office:value-type="float" office:value="106939.0"/>
          <table:table-cell office:value-type="float" office:value="94174.0"/>
          <table:table-cell office:value-type="float" office:value="188776.0"/>
          <table:table-cell office:value-type="float" office:value="284.0"/>
          <table:table-cell office:value-type="float" office:value="1.47495"/>
          <table:table-cell office:value-type="float" office:value="1.0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01.0"/>
          <table:table-cell office:value-type="float" office:value="49884.0"/>
          <table:table-cell office:value-type="float" office:value="166722.0"/>
          <table:table-cell office:value-type="float" office:value="135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81.0"/>
          <table:table-cell office:value-type="float" office:value="141756.0"/>
          <table:table-cell office:value-type="float" office:value="106939.0"/>
          <table:table-cell office:value-type="float" office:value="94174.0"/>
          <table:table-cell office:value-type="float" office:value="188776.0"/>
          <table:table-cell office:value-type="float" office:value="284.0"/>
          <table:table-cell office:value-type="float" office:value="0.679701"/>
          <table:table-cell office:value-type="float" office:value="0.3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12.0"/>
          <table:table-cell office:value-type="float" office:value="19079.0"/>
          <table:table-cell office:value-type="float" office:value="66003.0"/>
          <table:table-cell office:value-type="float" office:value="107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340.0"/>
          <table:table-cell office:value-type="float" office:value="68175.0"/>
          <table:table-cell office:value-type="float" office:value="45874.0"/>
          <table:table-cell office:value-type="float" office:value="45462.0"/>
          <table:table-cell office:value-type="float" office:value="49334.0"/>
          <table:table-cell office:value-type="float" office:value="7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0404"/>
          <table:table-cell office:value-type="float" office:value="0.68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48.0"/>
          <table:table-cell office:value-type="float" office:value="48895.0"/>
          <table:table-cell office:value-type="float" office:value="163199.0"/>
          <table:table-cell office:value-type="float" office:value="134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050.0"/>
          <table:table-cell office:value-type="float" office:value="140422.0"/>
          <table:table-cell office:value-type="float" office:value="105975.0"/>
          <table:table-cell office:value-type="float" office:value="93605.0"/>
          <table:table-cell office:value-type="float" office:value="161484.0"/>
          <table:table-cell office:value-type="float" office:value="284.0"/>
          <table:table-cell office:value-type="float" office:value="1.04536"/>
          <table:table-cell office:value-type="float" office:value="0.67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962.0"/>
          <table:table-cell office:value-type="float" office:value="48877.0"/>
          <table:table-cell office:value-type="float" office:value="163137.0"/>
          <table:table-cell office:value-type="float" office:value="132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050.0"/>
          <table:table-cell office:value-type="float" office:value="140422.0"/>
          <table:table-cell office:value-type="float" office:value="105975.0"/>
          <table:table-cell office:value-type="float" office:value="93605.0"/>
          <table:table-cell office:value-type="float" office:value="188698.0"/>
          <table:table-cell office:value-type="float" office:value="284.0"/>
          <table:table-cell office:value-type="float" office:value="0.679491"/>
          <table:table-cell office:value-type="float" office:value="0.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17.0"/>
          <table:table-cell office:value-type="float" office:value="18080.0"/>
          <table:table-cell office:value-type="float" office:value="62447.0"/>
          <table:table-cell office:value-type="float" office:value="10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009.0"/>
          <table:table-cell office:value-type="float" office:value="66841.0"/>
          <table:table-cell office:value-type="float" office:value="44910.0"/>
          <table:table-cell office:value-type="float" office:value="44893.0"/>
          <table:table-cell office:value-type="float" office:value="49270.0"/>
          <table:table-cell office:value-type="float" office:value="72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05052"/>
          <table:table-cell office:value-type="float" office:value="0.63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54.0"/>
          <table:table-cell office:value-type="float" office:value="49560.0"/>
          <table:table-cell office:value-type="float" office:value="165637.0"/>
          <table:table-cell office:value-type="float" office:value="126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07.0"/>
          <table:table-cell office:value-type="float" office:value="141474.0"/>
          <table:table-cell office:value-type="float" office:value="106660.0"/>
          <table:table-cell office:value-type="float" office:value="94163.0"/>
          <table:table-cell office:value-type="float" office:value="188777.0"/>
          <table:table-cell office:value-type="float" office:value="284.0"/>
          <table:table-cell office:value-type="float" office:value="1.07193"/>
          <table:table-cell office:value-type="float" office:value="0.66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639.0"/>
          <table:table-cell office:value-type="float" office:value="49551.0"/>
          <table:table-cell office:value-type="float" office:value="165606.0"/>
          <table:table-cell office:value-type="float" office:value="133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07.0"/>
          <table:table-cell office:value-type="float" office:value="141474.0"/>
          <table:table-cell office:value-type="float" office:value="106660.0"/>
          <table:table-cell office:value-type="float" office:value="94163.0"/>
          <table:table-cell office:value-type="float" office:value="188781.0"/>
          <table:table-cell office:value-type="float" office:value="284.0"/>
          <table:table-cell office:value-type="float" office:value="0.762501"/>
          <table:table-cell office:value-type="float" office:value="0.362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10.0"/>
          <table:table-cell office:value-type="float" office:value="4371.0"/>
          <table:table-cell office:value-type="float" office:value="18754.0"/>
          <table:table-cell office:value-type="float" office:value="64917.0"/>
          <table:table-cell office:value-type="float" office:value="107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266.0"/>
          <table:table-cell office:value-type="float" office:value="67893.0"/>
          <table:table-cell office:value-type="float" office:value="45595.0"/>
          <table:table-cell office:value-type="float" office:value="45451.0"/>
          <table:table-cell office:value-type="float" office:value="49331.0"/>
          <table:table-cell office:value-type="float" office:value="7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2.20613"/>
          <table:table-cell office:value-type="float" office:value="1.798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499.0"/>
          <table:table-cell office:value-type="float" office:value="39546.0"/>
          <table:table-cell office:value-type="float" office:value="55817.0"/>
          <table:table-cell office:value-type="float" office:value="188216.0"/>
          <table:table-cell office:value-type="float" office:value="136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016.0"/>
          <table:table-cell office:value-type="float" office:value="151656.0"/>
          <table:table-cell office:value-type="float" office:value="113309.0"/>
          <table:table-cell office:value-type="float" office:value="99827.0"/>
          <table:table-cell office:value-type="float" office:value="162680.0"/>
          <table:table-cell office:value-type="float" office:value="284.0"/>
          <table:table-cell office:value-type="float" office:value="1.09885"/>
          <table:table-cell office:value-type="float" office:value="0.6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98.0"/>
          <table:table-cell office:value-type="float" office:value="55817.0"/>
          <table:table-cell office:value-type="float" office:value="188216.0"/>
          <table:table-cell office:value-type="float" office:value="137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016.0"/>
          <table:table-cell office:value-type="float" office:value="151656.0"/>
          <table:table-cell office:value-type="float" office:value="113309.0"/>
          <table:table-cell office:value-type="float" office:value="99827.0"/>
          <table:table-cell office:value-type="float" office:value="162680.0"/>
          <table:table-cell office:value-type="float" office:value="284.0"/>
          <table:table-cell office:value-type="float" office:value="0.646326"/>
          <table:table-cell office:value-type="float" office:value="0.2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.0"/>
          <table:table-cell office:value-type="float" office:value="25001.0"/>
          <table:table-cell office:value-type="float" office:value="87460.0"/>
          <table:table-cell office:value-type="float" office:value="104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975.0"/>
          <table:table-cell office:value-type="float" office:value="78075.0"/>
          <table:table-cell office:value-type="float" office:value="52244.0"/>
          <table:table-cell office:value-type="float" office:value="51115.0"/>
          <table:table-cell office:value-type="float" office:value="50484.0"/>
          <table:table-cell office:value-type="float" office:value="72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.11747"/>
          <table:table-cell office:value-type="float" office:value="0.6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55674.0"/>
          <table:table-cell office:value-type="float" office:value="187694.0"/>
          <table:table-cell office:value-type="float" office:value="139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44.0"/>
          <table:table-cell office:value-type="float" office:value="151396.0"/>
          <table:table-cell office:value-type="float" office:value="113160.0"/>
          <table:table-cell office:value-type="float" office:value="99671.0"/>
          <table:table-cell office:value-type="float" office:value="162648.0"/>
          <table:table-cell office:value-type="float" office:value="284.0"/>
          <table:table-cell office:value-type="float" office:value="1.01932"/>
          <table:table-cell office:value-type="float" office:value="0.6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729.0"/>
          <table:table-cell office:value-type="float" office:value="55674.0"/>
          <table:table-cell office:value-type="float" office:value="187694.0"/>
          <table:table-cell office:value-type="float" office:value="139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44.0"/>
          <table:table-cell office:value-type="float" office:value="151396.0"/>
          <table:table-cell office:value-type="float" office:value="113160.0"/>
          <table:table-cell office:value-type="float" office:value="99671.0"/>
          <table:table-cell office:value-type="float" office:value="162648.0"/>
          <table:table-cell office:value-type="float" office:value="284.0"/>
          <table:table-cell office:value-type="float" office:value="0.699715"/>
          <table:table-cell office:value-type="float" office:value="0.3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19.0"/>
          <table:table-cell office:value-type="float" office:value="24858.0"/>
          <table:table-cell office:value-type="float" office:value="86938.0"/>
          <table:table-cell office:value-type="float" office:value="109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903.0"/>
          <table:table-cell office:value-type="float" office:value="77815.0"/>
          <table:table-cell office:value-type="float" office:value="52095.0"/>
          <table:table-cell office:value-type="float" office:value="50959.0"/>
          <table:table-cell office:value-type="float" office:value="50444.0"/>
          <table:table-cell office:value-type="float" office:value="72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2.59334"/>
          <table:table-cell office:value-type="float" office:value="2.23"/>
          <table:table-cell office:value-type="float" office:value="1.62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9675.0"/>
          <table:table-cell office:value-type="float" office:value="16823.0"/>
          <table:table-cell office:value-type="float" office:value="55602.0"/>
          <table:table-cell office:value-type="float" office:value="187416.0"/>
          <table:table-cell office:value-type="float" office:value="139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921.0"/>
          <table:table-cell office:value-type="float" office:value="151266.0"/>
          <table:table-cell office:value-type="float" office:value="113088.0"/>
          <table:table-cell office:value-type="float" office:value="99586.0"/>
          <table:table-cell office:value-type="float" office:value="162660.0"/>
          <table:table-cell office:value-type="float" office:value="284.0"/>
          <table:table-cell office:value-type="float" office:value="1.07945"/>
          <table:table-cell office:value-type="float" office:value="0.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3.0"/>
          <table:table-cell office:value-type="float" office:value="55602.0"/>
          <table:table-cell office:value-type="float" office:value="187416.0"/>
          <table:table-cell office:value-type="float" office:value="136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21.0"/>
          <table:table-cell office:value-type="float" office:value="151266.0"/>
          <table:table-cell office:value-type="float" office:value="113088.0"/>
          <table:table-cell office:value-type="float" office:value="99586.0"/>
          <table:table-cell office:value-type="float" office:value="162660.0"/>
          <table:table-cell office:value-type="float" office:value="284.0"/>
          <table:table-cell office:value-type="float" office:value="0.755237"/>
          <table:table-cell office:value-type="float" office:value="0.3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08.0"/>
          <table:table-cell office:value-type="float" office:value="24786.0"/>
          <table:table-cell office:value-type="float" office:value="86660.0"/>
          <table:table-cell office:value-type="float" office:value="10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880.0"/>
          <table:table-cell office:value-type="float" office:value="77685.0"/>
          <table:table-cell office:value-type="float" office:value="52023.0"/>
          <table:table-cell office:value-type="float" office:value="50874.0"/>
          <table:table-cell office:value-type="float" office:value="50452.0"/>
          <table:table-cell office:value-type="float" office:value="724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97936"/>
          <table:table-cell office:value-type="float" office:value="0.6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9.0"/>
          <table:table-cell office:value-type="float" office:value="55811.0"/>
          <table:table-cell office:value-type="float" office:value="188202.0"/>
          <table:table-cell office:value-type="float" office:value="139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020.0"/>
          <table:table-cell office:value-type="float" office:value="151658.0"/>
          <table:table-cell office:value-type="float" office:value="113311.0"/>
          <table:table-cell office:value-type="float" office:value="99831.0"/>
          <table:table-cell office:value-type="float" office:value="162704.0"/>
          <table:table-cell office:value-type="float" office:value="284.0"/>
          <table:table-cell office:value-type="float" office:value="1.98793"/>
          <table:table-cell office:value-type="float" office:value="1.599"/>
          <table:table-cell office:value-type="float" office:value="0.97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300.0"/>
          <table:table-cell office:value-type="float" office:value="33467.0"/>
          <table:table-cell office:value-type="float" office:value="55811.0"/>
          <table:table-cell office:value-type="float" office:value="188202.0"/>
          <table:table-cell office:value-type="float" office:value="137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020.0"/>
          <table:table-cell office:value-type="float" office:value="151658.0"/>
          <table:table-cell office:value-type="float" office:value="113311.0"/>
          <table:table-cell office:value-type="float" office:value="99831.0"/>
          <table:table-cell office:value-type="float" office:value="162704.0"/>
          <table:table-cell office:value-type="float" office:value="284.0"/>
          <table:table-cell office:value-type="float" office:value="0.649832"/>
          <table:table-cell office:value-type="float" office:value="0.28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24995.0"/>
          <table:table-cell office:value-type="float" office:value="87446.0"/>
          <table:table-cell office:value-type="float" office:value="108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979.0"/>
          <table:table-cell office:value-type="float" office:value="78077.0"/>
          <table:table-cell office:value-type="float" office:value="52246.0"/>
          <table:table-cell office:value-type="float" office:value="51119.0"/>
          <table:table-cell office:value-type="float" office:value="50508.0"/>
          <table:table-cell office:value-type="float" office:value="72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.06614"/>
          <table:table-cell office:value-type="float" office:value="0.64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07.0"/>
          <table:table-cell office:value-type="float" office:value="2474.0"/>
          <table:table-cell office:value-type="float" office:value="55749.0"/>
          <table:table-cell office:value-type="float" office:value="187947.0"/>
          <table:table-cell office:value-type="float" office:value="137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84.0"/>
          <table:table-cell office:value-type="float" office:value="151523.0"/>
          <table:table-cell office:value-type="float" office:value="113238.0"/>
          <table:table-cell office:value-type="float" office:value="99745.0"/>
          <table:table-cell office:value-type="float" office:value="162663.0"/>
          <table:table-cell office:value-type="float" office:value="284.0"/>
          <table:table-cell office:value-type="float" office:value="1.09148"/>
          <table:table-cell office:value-type="float" office:value="0.7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.0"/>
          <table:table-cell office:value-type="float" office:value="55749.0"/>
          <table:table-cell office:value-type="float" office:value="187947.0"/>
          <table:table-cell office:value-type="float" office:value="136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984.0"/>
          <table:table-cell office:value-type="float" office:value="151523.0"/>
          <table:table-cell office:value-type="float" office:value="113238.0"/>
          <table:table-cell office:value-type="float" office:value="99745.0"/>
          <table:table-cell office:value-type="float" office:value="162663.0"/>
          <table:table-cell office:value-type="float" office:value="284.0"/>
          <table:table-cell office:value-type="float" office:value="0.605009"/>
          <table:table-cell office:value-type="float" office:value="0.2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66.0"/>
          <table:table-cell office:value-type="float" office:value="24933.0"/>
          <table:table-cell office:value-type="float" office:value="87191.0"/>
          <table:table-cell office:value-type="float" office:value="107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943.0"/>
          <table:table-cell office:value-type="float" office:value="77942.0"/>
          <table:table-cell office:value-type="float" office:value="52173.0"/>
          <table:table-cell office:value-type="float" office:value="51033.0"/>
          <table:table-cell office:value-type="float" office:value="50463.0"/>
          <table:table-cell office:value-type="float" office:value="72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27301"/>
          <table:table-cell office:value-type="float" office:value="0.90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641.0"/>
          <table:table-cell office:value-type="float" office:value="72002.0"/>
          <table:table-cell office:value-type="float" office:value="246403.0"/>
          <table:table-cell office:value-type="float" office:value="153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99.0"/>
          <table:table-cell office:value-type="float" office:value="197585.0"/>
          <table:table-cell office:value-type="float" office:value="144475.0"/>
          <table:table-cell office:value-type="float" office:value="131387.0"/>
          <table:table-cell office:value-type="float" office:value="204567.0"/>
          <table:table-cell office:value-type="float" office:value="355.0"/>
          <table:table-cell office:value-type="float" office:value="1.27334"/>
          <table:table-cell office:value-type="float" office:value="0.84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934.0"/>
          <table:table-cell office:value-type="float" office:value="72002.0"/>
          <table:table-cell office:value-type="float" office:value="246403.0"/>
          <table:table-cell office:value-type="float" office:value="153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99.0"/>
          <table:table-cell office:value-type="float" office:value="197585.0"/>
          <table:table-cell office:value-type="float" office:value="144475.0"/>
          <table:table-cell office:value-type="float" office:value="131387.0"/>
          <table:table-cell office:value-type="float" office:value="204567.0"/>
          <table:table-cell office:value-type="float" office:value="355.0"/>
          <table:table-cell office:value-type="float" office:value="0.776847"/>
          <table:table-cell office:value-type="float" office:value="0.3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.0"/>
          <table:table-cell office:value-type="float" office:value="33482.0"/>
          <table:table-cell office:value-type="float" office:value="120458.0"/>
          <table:table-cell office:value-type="float" office:value="115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044.0"/>
          <table:table-cell office:value-type="float" office:value="105605.0"/>
          <table:table-cell office:value-type="float" office:value="68140.0"/>
          <table:table-cell office:value-type="float" office:value="70497.0"/>
          <table:table-cell office:value-type="float" office:value="64317.0"/>
          <table:table-cell office:value-type="float" office:value="90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1.27255"/>
          <table:table-cell office:value-type="float" office:value="0.88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854.0"/>
          <table:table-cell office:value-type="float" office:value="71514.0"/>
          <table:table-cell office:value-type="float" office:value="244714.0"/>
          <table:table-cell office:value-type="float" office:value="15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941.0"/>
          <table:table-cell office:value-type="float" office:value="197011.0"/>
          <table:table-cell office:value-type="float" office:value="144003.0"/>
          <table:table-cell office:value-type="float" office:value="131187.0"/>
          <table:table-cell office:value-type="float" office:value="239805.0"/>
          <table:table-cell office:value-type="float" office:value="355.0"/>
          <table:table-cell office:value-type="float" office:value="1.23331"/>
          <table:table-cell office:value-type="float" office:value="0.80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02.0"/>
          <table:table-cell office:value-type="float" office:value="71523.0"/>
          <table:table-cell office:value-type="float" office:value="244745.0"/>
          <table:table-cell office:value-type="float" office:value="151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941.0"/>
          <table:table-cell office:value-type="float" office:value="197011.0"/>
          <table:table-cell office:value-type="float" office:value="144003.0"/>
          <table:table-cell office:value-type="float" office:value="131187.0"/>
          <table:table-cell office:value-type="float" office:value="204480.0"/>
          <table:table-cell office:value-type="float" office:value="355.0"/>
          <table:table-cell office:value-type="float" office:value="0.772515"/>
          <table:table-cell office:value-type="float" office:value="0.4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.0"/>
          <table:table-cell office:value-type="float" office:value="33004.0"/>
          <table:table-cell office:value-type="float" office:value="118803.0"/>
          <table:table-cell office:value-type="float" office:value="115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886.0"/>
          <table:table-cell office:value-type="float" office:value="105031.0"/>
          <table:table-cell office:value-type="float" office:value="67668.0"/>
          <table:table-cell office:value-type="float" office:value="70297.0"/>
          <table:table-cell office:value-type="float" office:value="64213.0"/>
          <table:table-cell office:value-type="float" office:value="90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1.2362"/>
          <table:table-cell office:value-type="float" office:value="0.82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735.0"/>
          <table:table-cell office:value-type="float" office:value="71655.0"/>
          <table:table-cell office:value-type="float" office:value="245156.0"/>
          <table:table-cell office:value-type="float" office:value="151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24.0"/>
          <table:table-cell office:value-type="float" office:value="197202.0"/>
          <table:table-cell office:value-type="float" office:value="144144.0"/>
          <table:table-cell office:value-type="float" office:value="131283.0"/>
          <table:table-cell office:value-type="float" office:value="204529.0"/>
          <table:table-cell office:value-type="float" office:value="355.0"/>
          <table:table-cell office:value-type="float" office:value="1.31392"/>
          <table:table-cell office:value-type="float" office:value="0.85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67.0"/>
          <table:table-cell office:value-type="float" office:value="71637.0"/>
          <table:table-cell office:value-type="float" office:value="245094.0"/>
          <table:table-cell office:value-type="float" office:value="153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24.0"/>
          <table:table-cell office:value-type="float" office:value="197202.0"/>
          <table:table-cell office:value-type="float" office:value="144144.0"/>
          <table:table-cell office:value-type="float" office:value="131283.0"/>
          <table:table-cell office:value-type="float" office:value="239866.0"/>
          <table:table-cell office:value-type="float" office:value="355.0"/>
          <table:table-cell office:value-type="float" office:value="0.848598"/>
          <table:table-cell office:value-type="float" office:value="0.44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2029.0"/>
          <table:table-cell office:value-type="float" office:value="33137.0"/>
          <table:table-cell office:value-type="float" office:value="119217.0"/>
          <table:table-cell office:value-type="float" office:value="114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69.0"/>
          <table:table-cell office:value-type="float" office:value="105222.0"/>
          <table:table-cell office:value-type="float" office:value="67809.0"/>
          <table:table-cell office:value-type="float" office:value="70393.0"/>
          <table:table-cell office:value-type="float" office:value="64273.0"/>
          <table:table-cell office:value-type="float" office:value="90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1.33667"/>
          <table:table-cell office:value-type="float" office:value="0.89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904.0"/>
          <table:table-cell office:value-type="float" office:value="72187.0"/>
          <table:table-cell office:value-type="float" office:value="247095.0"/>
          <table:table-cell office:value-type="float" office:value="152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183.0"/>
          <table:table-cell office:value-type="float" office:value="197916.0"/>
          <table:table-cell office:value-type="float" office:value="144679.0"/>
          <table:table-cell office:value-type="float" office:value="131593.0"/>
          <table:table-cell office:value-type="float" office:value="204597.0"/>
          <table:table-cell office:value-type="float" office:value="355.0"/>
          <table:table-cell office:value-type="float" office:value="1.58803"/>
          <table:table-cell office:value-type="float" office:value="1.218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0.0"/>
          <table:table-cell office:value-type="float" office:value="13999.0"/>
          <table:table-cell office:value-type="float" office:value="72187.0"/>
          <table:table-cell office:value-type="float" office:value="247095.0"/>
          <table:table-cell office:value-type="float" office:value="152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183.0"/>
          <table:table-cell office:value-type="float" office:value="197916.0"/>
          <table:table-cell office:value-type="float" office:value="144679.0"/>
          <table:table-cell office:value-type="float" office:value="131593.0"/>
          <table:table-cell office:value-type="float" office:value="204597.0"/>
          <table:table-cell office:value-type="float" office:value="355.0"/>
          <table:table-cell office:value-type="float" office:value="0.797641"/>
          <table:table-cell office:value-type="float" office:value="0.3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29.0"/>
          <table:table-cell office:value-type="float" office:value="33667.0"/>
          <table:table-cell office:value-type="float" office:value="121150.0"/>
          <table:table-cell office:value-type="float" office:value="110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128.0"/>
          <table:table-cell office:value-type="float" office:value="105936.0"/>
          <table:table-cell office:value-type="float" office:value="68344.0"/>
          <table:table-cell office:value-type="float" office:value="70703.0"/>
          <table:table-cell office:value-type="float" office:value="64343.0"/>
          <table:table-cell office:value-type="float" office:value="90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.27596"/>
          <table:table-cell office:value-type="float" office:value="0.87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655.0"/>
          <table:table-cell office:value-type="float" office:value="72105.0"/>
          <table:table-cell office:value-type="float" office:value="246804.0"/>
          <table:table-cell office:value-type="float" office:value="152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152.0"/>
          <table:table-cell office:value-type="float" office:value="197791.0"/>
          <table:table-cell office:value-type="float" office:value="144604.0"/>
          <table:table-cell office:value-type="float" office:value="131525.0"/>
          <table:table-cell office:value-type="float" office:value="204596.0"/>
          <table:table-cell office:value-type="float" office:value="355.0"/>
          <table:table-cell office:value-type="float" office:value="1.24975"/>
          <table:table-cell office:value-type="float" office:value="0.84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387.0"/>
          <table:table-cell office:value-type="float" office:value="72105.0"/>
          <table:table-cell office:value-type="float" office:value="246804.0"/>
          <table:table-cell office:value-type="float" office:value="151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152.0"/>
          <table:table-cell office:value-type="float" office:value="197791.0"/>
          <table:table-cell office:value-type="float" office:value="144604.0"/>
          <table:table-cell office:value-type="float" office:value="131525.0"/>
          <table:table-cell office:value-type="float" office:value="204596.0"/>
          <table:table-cell office:value-type="float" office:value="355.0"/>
          <table:table-cell office:value-type="float" office:value="0.796953"/>
          <table:table-cell office:value-type="float" office:value="0.4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52.0"/>
          <table:table-cell office:value-type="float" office:value="33585.0"/>
          <table:table-cell office:value-type="float" office:value="120859.0"/>
          <table:table-cell office:value-type="float" office:value="109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097.0"/>
          <table:table-cell office:value-type="float" office:value="105811.0"/>
          <table:table-cell office:value-type="float" office:value="68269.0"/>
          <table:table-cell office:value-type="float" office:value="70635.0"/>
          <table:table-cell office:value-type="float" office:value="64342.0"/>
          <table:table-cell office:value-type="float" office:value="90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36887"/>
          <table:table-cell office:value-type="float" office:value="1.0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88.0"/>
          <table:table-cell office:value-type="float" office:value="6323.0"/>
          <table:table-cell office:value-type="float" office:value="80852.0"/>
          <table:table-cell office:value-type="float" office:value="279187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6.0"/>
          <table:table-cell office:value-type="float" office:value="212793.0"/>
          <table:table-cell office:value-type="float" office:value="153994.0"/>
          <table:table-cell office:value-type="float" office:value="140124.0"/>
          <table:table-cell office:value-type="float" office:value="206253.0"/>
          <table:table-cell office:value-type="float" office:value="355.0"/>
          <table:table-cell office:value-type="float" office:value="1.31718"/>
          <table:table-cell office:value-type="float" office:value="0.8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0.0"/>
          <table:table-cell office:value-type="float" office:value="80852.0"/>
          <table:table-cell office:value-type="float" office:value="279187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6.0"/>
          <table:table-cell office:value-type="float" office:value="212793.0"/>
          <table:table-cell office:value-type="float" office:value="153994.0"/>
          <table:table-cell office:value-type="float" office:value="140124.0"/>
          <table:table-cell office:value-type="float" office:value="206253.0"/>
          <table:table-cell office:value-type="float" office:value="355.0"/>
          <table:table-cell office:value-type="float" office:value="0.762801"/>
          <table:table-cell office:value-type="float" office:value="0.4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40.0"/>
          <table:table-cell office:value-type="float" office:value="42332.0"/>
          <table:table-cell office:value-type="float" office:value="153242.0"/>
          <table:table-cell office:value-type="float" office:value="121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81.0"/>
          <table:table-cell office:value-type="float" office:value="120813.0"/>
          <table:table-cell office:value-type="float" office:value="77659.0"/>
          <table:table-cell office:value-type="float" office:value="79234.0"/>
          <table:table-cell office:value-type="float" office:value="66007.0"/>
          <table:table-cell office:value-type="float" office:value="90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325"/>
          <table:table-cell office:value-type="float" office:value="0.8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30.0"/>
          <table:table-cell office:value-type="float" office:value="80756.0"/>
          <table:table-cell office:value-type="float" office:value="278839.0"/>
          <table:table-cell office:value-type="float" office:value="156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798.0"/>
          <table:table-cell office:value-type="float" office:value="212631.0"/>
          <table:table-cell office:value-type="float" office:value="153904.0"/>
          <table:table-cell office:value-type="float" office:value="140028.0"/>
          <table:table-cell office:value-type="float" office:value="206262.0"/>
          <table:table-cell office:value-type="float" office:value="355.0"/>
          <table:table-cell office:value-type="float" office:value="1.39872"/>
          <table:table-cell office:value-type="float" office:value="0.97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1921.0"/>
          <table:table-cell office:value-type="float" office:value="80756.0"/>
          <table:table-cell office:value-type="float" office:value="278839.0"/>
          <table:table-cell office:value-type="float" office:value="156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798.0"/>
          <table:table-cell office:value-type="float" office:value="212631.0"/>
          <table:table-cell office:value-type="float" office:value="153904.0"/>
          <table:table-cell office:value-type="float" office:value="140028.0"/>
          <table:table-cell office:value-type="float" office:value="206262.0"/>
          <table:table-cell office:value-type="float" office:value="355.0"/>
          <table:table-cell office:value-type="float" office:value="0.82296"/>
          <table:table-cell office:value-type="float" office:value="0.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4.0"/>
          <table:table-cell office:value-type="float" office:value="42236.0"/>
          <table:table-cell office:value-type="float" office:value="152894.0"/>
          <table:table-cell office:value-type="float" office:value="119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43.0"/>
          <table:table-cell office:value-type="float" office:value="120651.0"/>
          <table:table-cell office:value-type="float" office:value="77569.0"/>
          <table:table-cell office:value-type="float" office:value="79138.0"/>
          <table:table-cell office:value-type="float" office:value="66012.0"/>
          <table:table-cell office:value-type="float" office:value="90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36117"/>
          <table:table-cell office:value-type="float" office:value="0.96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282.0"/>
          <table:table-cell office:value-type="float" office:value="81123.0"/>
          <table:table-cell office:value-type="float" office:value="280355.0"/>
          <table:table-cell office:value-type="float" office:value="157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935.0"/>
          <table:table-cell office:value-type="float" office:value="213386.0"/>
          <table:table-cell office:value-type="float" office:value="154298.0"/>
          <table:table-cell office:value-type="float" office:value="140525.0"/>
          <table:table-cell office:value-type="float" office:value="206309.0"/>
          <table:table-cell office:value-type="float" office:value="355.0"/>
          <table:table-cell office:value-type="float" office:value="1.31513"/>
          <table:table-cell office:value-type="float" office:value="0.89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81123.0"/>
          <table:table-cell office:value-type="float" office:value="280355.0"/>
          <table:table-cell office:value-type="float" office:value="1593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935.0"/>
          <table:table-cell office:value-type="float" office:value="213386.0"/>
          <table:table-cell office:value-type="float" office:value="154298.0"/>
          <table:table-cell office:value-type="float" office:value="140525.0"/>
          <table:table-cell office:value-type="float" office:value="206309.0"/>
          <table:table-cell office:value-type="float" office:value="355.0"/>
          <table:table-cell office:value-type="float" office:value="0.818108"/>
          <table:table-cell office:value-type="float" office:value="0.4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6.0"/>
          <table:table-cell office:value-type="float" office:value="42603.0"/>
          <table:table-cell office:value-type="float" office:value="154410.0"/>
          <table:table-cell office:value-type="float" office:value="119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880.0"/>
          <table:table-cell office:value-type="float" office:value="121406.0"/>
          <table:table-cell office:value-type="float" office:value="77963.0"/>
          <table:table-cell office:value-type="float" office:value="79635.0"/>
          <table:table-cell office:value-type="float" office:value="66071.0"/>
          <table:table-cell office:value-type="float" office:value="90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.33848"/>
          <table:table-cell office:value-type="float" office:value="0.9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88.0"/>
          <table:table-cell office:value-type="float" office:value="80840.0"/>
          <table:table-cell office:value-type="float" office:value="279180.0"/>
          <table:table-cell office:value-type="float" office:value="157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29.0"/>
          <table:table-cell office:value-type="float" office:value="212795.0"/>
          <table:table-cell office:value-type="float" office:value="153995.0"/>
          <table:table-cell office:value-type="float" office:value="140134.0"/>
          <table:table-cell office:value-type="float" office:value="206264.0"/>
          <table:table-cell office:value-type="float" office:value="355.0"/>
          <table:table-cell office:value-type="float" office:value="1.31877"/>
          <table:table-cell office:value-type="float" office:value="0.9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89.0"/>
          <table:table-cell office:value-type="float" office:value="80840.0"/>
          <table:table-cell office:value-type="float" office:value="279180.0"/>
          <table:table-cell office:value-type="float" office:value="159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29.0"/>
          <table:table-cell office:value-type="float" office:value="212795.0"/>
          <table:table-cell office:value-type="float" office:value="153995.0"/>
          <table:table-cell office:value-type="float" office:value="140134.0"/>
          <table:table-cell office:value-type="float" office:value="206264.0"/>
          <table:table-cell office:value-type="float" office:value="355.0"/>
          <table:table-cell office:value-type="float" office:value="0.887485"/>
          <table:table-cell office:value-type="float" office:value="0.47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3.0"/>
          <table:table-cell office:value-type="float" office:value="2171.0"/>
          <table:table-cell office:value-type="float" office:value="42320.0"/>
          <table:table-cell office:value-type="float" office:value="153235.0"/>
          <table:table-cell office:value-type="float" office:value="121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774.0"/>
          <table:table-cell office:value-type="float" office:value="120815.0"/>
          <table:table-cell office:value-type="float" office:value="77660.0"/>
          <table:table-cell office:value-type="float" office:value="79244.0"/>
          <table:table-cell office:value-type="float" office:value="66014.0"/>
          <table:table-cell office:value-type="float" office:value="90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5.40674"/>
          <table:table-cell office:value-type="float" office:value="4.988"/>
          <table:table-cell office:value-type="float" office:value="4.12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4308.0"/>
          <table:table-cell office:value-type="float" office:value="92827.0"/>
          <table:table-cell office:value-type="float" office:value="80890.0"/>
          <table:table-cell office:value-type="float" office:value="279359.0"/>
          <table:table-cell office:value-type="float" office:value="159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41.0"/>
          <table:table-cell office:value-type="float" office:value="212873.0"/>
          <table:table-cell office:value-type="float" office:value="154041.0"/>
          <table:table-cell office:value-type="float" office:value="140183.0"/>
          <table:table-cell office:value-type="float" office:value="206242.0"/>
          <table:table-cell office:value-type="float" office:value="355.0"/>
          <table:table-cell office:value-type="float" office:value="1.34011"/>
          <table:table-cell office:value-type="float" office:value="0.90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41.0"/>
          <table:table-cell office:value-type="float" office:value="2067.0"/>
          <table:table-cell office:value-type="float" office:value="80890.0"/>
          <table:table-cell office:value-type="float" office:value="279359.0"/>
          <table:table-cell office:value-type="float" office:value="157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41.0"/>
          <table:table-cell office:value-type="float" office:value="212873.0"/>
          <table:table-cell office:value-type="float" office:value="154041.0"/>
          <table:table-cell office:value-type="float" office:value="140183.0"/>
          <table:table-cell office:value-type="float" office:value="206242.0"/>
          <table:table-cell office:value-type="float" office:value="355.0"/>
          <table:table-cell office:value-type="float" office:value="0.80286"/>
          <table:table-cell office:value-type="float" office:value="0.4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33.0"/>
          <table:table-cell office:value-type="float" office:value="42370.0"/>
          <table:table-cell office:value-type="float" office:value="153414.0"/>
          <table:table-cell office:value-type="float" office:value="111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86.0"/>
          <table:table-cell office:value-type="float" office:value="120893.0"/>
          <table:table-cell office:value-type="float" office:value="77706.0"/>
          <table:table-cell office:value-type="float" office:value="79293.0"/>
          <table:table-cell office:value-type="float" office:value="65996.0"/>
          <table:table-cell office:value-type="float" office:value="90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